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6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83a4" officeooo:paragraph-rsid="000f83a4"/>
    </style:style>
    <style:style style:name="P2" style:family="paragraph" style:parent-style-name="Standard">
      <style:paragraph-properties fo:text-align="start" style:justify-single-word="false"/>
      <style:text-properties officeooo:rsid="000f83a4" officeooo:paragraph-rsid="000f83a4"/>
    </style:style>
    <style:style style:name="P3" style:family="paragraph" style:parent-style-name="Standard">
      <style:paragraph-properties fo:text-align="start" style:justify-single-word="false"/>
      <style:text-properties officeooo:rsid="0012ba15" officeooo:paragraph-rsid="0012ba15"/>
    </style:style>
    <style:style style:name="P4" style:family="paragraph" style:parent-style-name="Standard">
      <style:paragraph-properties fo:text-align="start" style:justify-single-word="false"/>
      <style:text-properties officeooo:rsid="0015b742" officeooo:paragraph-rsid="0015b742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b742" officeooo:paragraph-rsid="0015b742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ca18" officeooo:paragraph-rsid="0018ca18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ca18" officeooo:paragraph-rsid="0018ca18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8ca18" officeooo:paragraph-rsid="0018ca18"/>
    </style:style>
    <style:style style:name="P9" style:family="paragraph" style:parent-style-name="Table_20_Contents">
      <style:paragraph-properties fo:text-align="center" style:justify-single-word="false"/>
      <style:text-properties officeooo:rsid="0012ba15" officeooo:paragraph-rsid="0012ba15"/>
    </style:style>
    <style:style style:name="P10" style:family="paragraph" style:parent-style-name="Table_20_Contents">
      <style:paragraph-properties fo:text-align="center" style:justify-single-word="false">
        <style:tab-stops/>
      </style:paragraph-properties>
      <style:text-properties officeooo:rsid="0012ba15" officeooo:paragraph-rsid="0012ba15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2ba15" officeooo:paragraph-rsid="0012ba15" style:font-weight-asian="bold" style:font-weight-complex="bold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unicación serie</text:p>
      <text:p text:style-name="P1"/>
      <text:p text:style-name="P2">Vart = puerto serie universal asincronico</text:p>
      <text:p text:style-name="P2"/>
      <text:p text:style-name="P5">RS 232:</text:p>
      <text:p text:style-name="P5"/>
      <text:p text:style-name="P4">+- 15V</text:p>
      <text:p text:style-name="P4"/>
      <text:p text:style-name="P4">distancia maxima 15M</text:p>
      <text:p text:style-name="P4">20kbps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94648935948000">
          <table:table-cell table:style-name="Table1.A1" office:value-type="string">
            <text:p text:style-name="P11">PIN</text:p>
          </table:table-cell>
          <table:table-cell table:style-name="Table1.B1" office:value-type="string">
            <text:p text:style-name="P11">Señal</text:p>
          </table:table-cell>
        </table:table-row>
        <table:table-row table:style-name="TableLine94648935948000"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P9">DCD = data carrier detect</text:p>
          </table:table-cell>
        </table:table-row>
        <table:table-row table:style-name="TableLine94648935948000">
          <table:table-cell table:style-name="Table1.A2" office:value-type="string">
            <text:p text:style-name="P9">2</text:p>
          </table:table-cell>
          <table:table-cell table:style-name="Table1.B2" office:value-type="string">
            <text:p text:style-name="P9">RX = reception</text:p>
          </table:table-cell>
        </table:table-row>
        <table:table-row table:style-name="TableLine94648935948000">
          <table:table-cell table:style-name="Table1.A2" office:value-type="string">
            <text:p text:style-name="P9">3</text:p>
          </table:table-cell>
          <table:table-cell table:style-name="Table1.B2" office:value-type="string">
            <text:p text:style-name="P9">TX = transimision</text:p>
          </table:table-cell>
        </table:table-row>
        <table:table-row table:style-name="TableLine94648935948000">
          <table:table-cell table:style-name="Table1.A2" office:value-type="string">
            <text:p text:style-name="P9">4</text:p>
          </table:table-cell>
          <table:table-cell table:style-name="Table1.B2" office:value-type="string">
            <text:p text:style-name="P9">DTR = data terminal ready</text:p>
          </table:table-cell>
        </table:table-row>
        <table:table-row table:style-name="TableLine94648935948000">
          <table:table-cell table:style-name="Table1.A2" office:value-type="string">
            <text:p text:style-name="P9">5</text:p>
          </table:table-cell>
          <table:table-cell table:style-name="Table1.B2" office:value-type="string">
            <text:p text:style-name="P9">GND</text:p>
          </table:table-cell>
        </table:table-row>
        <table:table-row table:style-name="TableLine94648935948000">
          <table:table-cell table:style-name="Table1.A2" office:value-type="string">
            <text:p text:style-name="P9">6</text:p>
          </table:table-cell>
          <table:table-cell table:style-name="Table1.B2" office:value-type="string">
            <text:p text:style-name="P10">DSR = data sheet ready</text:p>
          </table:table-cell>
        </table:table-row>
        <table:table-row table:style-name="TableLine94648935948000">
          <table:table-cell table:style-name="Table1.A2" office:value-type="string">
            <text:p text:style-name="P9">7</text:p>
          </table:table-cell>
          <table:table-cell table:style-name="Table1.B2" office:value-type="string">
            <text:p text:style-name="P9">RTS = request to send</text:p>
          </table:table-cell>
        </table:table-row>
        <table:table-row table:style-name="TableLine94648935948000">
          <table:table-cell table:style-name="Table1.A2" office:value-type="string">
            <text:p text:style-name="P9">8</text:p>
          </table:table-cell>
          <table:table-cell table:style-name="Table1.B2" office:value-type="string">
            <text:p text:style-name="P9">CTS = clear to send</text:p>
          </table:table-cell>
        </table:table-row>
        <table:table-row table:style-name="TableLine94648935948000">
          <table:table-cell table:style-name="Table1.A2" office:value-type="string">
            <text:p text:style-name="P9">9</text:p>
          </table:table-cell>
          <table:table-cell table:style-name="Table1.B2" office:value-type="string">
            <text:p text:style-name="P9">RI = ring indicator</text:p>
          </table:table-cell>
        </table:table-row>
      </table:table>
      <text:p text:style-name="P3"/>
      <text:p text:style-name="P6">CI MAX232</text:p>
      <text:p text:style-name="P6"/>
      <text:p text:style-name="P8">Adaptador de niveles</text:p>
      <text:p text:style-name="P8"/>
      <text:p text:style-name="P6">ESP8266</text:p>
      <text:p text:style-name="P7"><text:span text:style-name="T1">Microcontrolador de wifi controlado por serie, usando comandos A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9:22:05.935794878</meta:creation-date>
    <dc:date>2021-09-17T20:12:29.201248439</dc:date>
    <meta:editing-duration>PT40M9S</meta:editing-duration>
    <meta:editing-cycles>8</meta:editing-cycles>
    <meta:generator>LibreOffice/7.1.5.2$Linux_X86_64 LibreOffice_project/10$Build-2</meta:generator>
    <meta:document-statistic meta:table-count="1" meta:image-count="0" meta:object-count="0" meta:page-count="1" meta:paragraph-count="30" meta:word-count="78" meta:character-count="381" meta:non-whitespace-character-count="333"/>
  </office:meta>
</office:document-meta>
</file>